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437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3.5917in"/>
    </style:style>
    <style:style style:name="co4" style:family="table-column">
      <style:table-column-properties fo:break-before="auto" style:column-width="2.65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OBS</text:p>
          </table:table-cell>
          <table:table-cell table:style-name="ce1" table:number-columns-repeated="16380"/>
        </table:table-row>
        <table:table-row table:style-name="ro1">
          <table:table-cell/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bout the ISG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mbership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titution and Bylaws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versity and Inclusion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cial Media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G Council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G Scientific Committee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 table:style-name="ce2" office:value-type="string" calcext:value-type="string">
            <text:p>ISG Events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ffee Talks Information and Schedule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omorphometry 2023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omorphometry 2021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omorphometry 2018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omorphometry 2015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omorphometry 2013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omorphometry 2011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omorphometry 2009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 table:style-name="ce2" office:value-type="string" calcext:value-type="string">
            <text:p>Awards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 table:style-name="ce2" office:value-type="string" calcext:value-type="string">
            <text:p>Code/Data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/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Archive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/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Blog </text:p>
          </table:table-cell>
          <table:table-cell table:style-name="ce3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bruary 14, 2023 - An Ensemble Digital Terrain Model of the world at 30 m spatial resolution (EDTM30)</text:p>
          </table:table-cell>
          <table:table-cell office:value-type="date" office:date-value="2023-02-14" calcext:value-type="date">
            <text:p>2023-02-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y 1, 2022 - Geomorphometry 2023 Announcement</text:p>
          </table:table-cell>
          <table:table-cell office:value-type="date" office:date-value="2022-07-01" calcext:value-type="date">
            <text:p>2022-07-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tober 30, 2021 - GRASS GIS v8 release end of 2021</text:p>
          </table:table-cell>
          <table:table-cell office:value-type="date" office:date-value="2021-10-30" calcext:value-type="date">
            <text:p>2021-10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ptember 27, 2021 - Summary of Geomorphometry 2021</text:p>
          </table:table-cell>
          <table:table-cell office:value-type="date" office:date-value="2021-09-27" calcext:value-type="date">
            <text:p>2021-09-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ptember 16, 2021 - Digital Elevation Models (DEMs): Terminology and Definitions</text:p>
          </table:table-cell>
          <table:table-cell office:value-type="date" office:date-value="2021-09-16" calcext:value-type="date">
            <text:p>2021-09-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19, 2021 - Digital Elevation Model Intercomparison eXperiment (DEMIX) working group</text:p>
          </table:table-cell>
          <table:table-cell office:value-type="date" office:date-value="2021-08-19" calcext:value-type="date">
            <text:p>2021-08-1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12, 2021 - NASA Sea level projection tool</text:p>
          </table:table-cell>
          <table:table-cell office:value-type="date" office:date-value="2021-08-12" calcext:value-type="date">
            <text:p>2021-08-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12, 2021 - Copernicus Digital Elevation Model (DEM) as Open Data on Amazon AWS and Sentinel-Hub</text:p>
          </table:table-cell>
          <table:table-cell office:value-type="date" office:date-value="2021-08-12" calcext:value-type="date">
            <text:p>2021-08-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12, 2021 - Continental Europe Digital Terrain Model at 30 m resolution based on multisource data</text:p>
          </table:table-cell>
          <table:table-cell office:value-type="date" office:date-value="2021-08-12" calcext:value-type="date">
            <text:p>2021-08-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9, 2021 - Geomorphometry: Concepts, Software, Applications</text:p>
          </table:table-cell>
          <table:table-cell office:value-type="date" office:date-value="2021-08-09" calcext:value-type="date">
            <text:p>2021-08-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7, 2021 - Your opinion on object-based classification of topography - Evaluation still possible!</text:p>
          </table:table-cell>
          <table:table-cell office:value-type="date" office:date-value="2021-08-07" calcext:value-type="date">
            <text:p>2021-08-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7, 2021 - GDEM - a quick assessment</text:p>
          </table:table-cell>
          <table:table-cell office:value-type="date" office:date-value="2021-08-07" calcext:value-type="date">
            <text:p>2021-08-0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Zlatibor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Volcano Maungawhau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Uncertainty of stream networks derived from elevation data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Transformation (normalization) tool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TOPO parameters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Openess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North Carolina coast LiDAR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MDEM250m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Landslide probabilities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Landform classes (Pennock and Corre, 2001)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Geostatistical simulations of topography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geomorphometry terrain toolbox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Geomorphometry in R + SAGA + ILWIS + GRASS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Geomorphological mapping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Generic landforms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GDEM assessment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Flow magnitude and drainage basins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Fishcamp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Ebergotzen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EarthEnv-DEM90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Digital soil mapping for Baranja Hill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Convert to Landserf format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Characteristic scale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Boschoord case study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30, 2020 - Baranja hill</text:p>
          </table:table-cell>
          <table:table-cell office:value-type="date" office:date-value="2020-06-30" calcext:value-type="date">
            <text:p>2020-06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bruary 10, 2018 - Manuscript preparation guidelines</text:p>
          </table:table-cell>
          <table:table-cell office:value-type="date" office:date-value="2018-02-10" calcext:value-type="date">
            <text:p>2018-02-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ember 15, 2017 - Geomorphometry newsletter November 2017</text:p>
          </table:table-cell>
          <table:table-cell office:value-type="date" office:date-value="2017-11-15" calcext:value-type="date">
            <text:p>2017-11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ember 1, 2015 - Symposium on Surface Modeling, 21-25 August, Beijing, China</text:p>
          </table:table-cell>
          <table:table-cell office:value-type="date" office:date-value="2017-11-01" calcext:value-type="date">
            <text:p>2017-11-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1, 2015 - Call for papers on Global DEM Interoperability for the 2016 ISPRS Congress in Prague</text:p>
          </table:table-cell>
          <table:table-cell office:value-type="date" office:date-value="2015-08-01" calcext:value-type="date">
            <text:p>2015-08-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ne 15, 2015 - Geomorphometry 2015 (programme)</text:p>
          </table:table-cell>
          <table:table-cell office:value-type="date" office:date-value="2015-06-15" calcext:value-type="date">
            <text:p>2015-06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ember 23, 2014 - Geomorphometry Newsletter November 2014</text:p>
          </table:table-cell>
          <table:table-cell office:value-type="date" office:date-value="2014-11-23" calcext:value-type="date">
            <text:p>2014-11-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ember 15, 2014 - Geomorphometry 2015 Keynote and Invited speakers</text:p>
          </table:table-cell>
          <table:table-cell office:value-type="date" office:date-value="2014-11-15" calcext:value-type="date">
            <text:p>2014-11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ptember 15, 2014 - Geomorphometry Newsletter September 2014</text:p>
          </table:table-cell>
          <table:table-cell office:value-type="date" office:date-value="2014-09-15" calcext:value-type="date">
            <text:p>2014-09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nuary 15, 2014 - Geomorphometry Newsletter January 2014</text:p>
          </table:table-cell>
          <table:table-cell office:value-type="date" office:date-value="2014-01-15" calcext:value-type="date">
            <text:p>2014-01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ember 15, 2013 - Nominations for Geomorphometry 2015 conference</text:p>
          </table:table-cell>
          <table:table-cell office:value-type="date" office:date-value="2013-12-15" calcext:value-type="date">
            <text:p>2013-12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ember 15, 2013 - Geomorphometry Newsletter November 2013</text:p>
          </table:table-cell>
          <table:table-cell office:value-type="date" office:date-value="2013-11-15" calcext:value-type="date">
            <text:p>2013-11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tober 20, 2013 - Geomorphometry Society meeting / E-democracy 2013</text:p>
          </table:table-cell>
          <table:table-cell office:value-type="date" office:date-value="2013-10-20" calcext:value-type="date">
            <text:p>2013-10-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y 15, 2013 - Geomorphometry Newsletter July 2013</text:p>
          </table:table-cell>
          <table:table-cell office:value-type="date" office:date-value="2013-07-15" calcext:value-type="date">
            <text:p>2013-07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ch 15, 2013 - Geomorphometry Newsletter March 2013</text:p>
          </table:table-cell>
          <table:table-cell office:value-type="date" office:date-value="2013-03-15" calcext:value-type="date">
            <text:p>2013-03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ch 5, 2012 - New Parallel version of Hydrologic Terrain Analysis Software TauDEM</text:p>
          </table:table-cell>
          <table:table-cell office:value-type="date" office:date-value="2012-03-05" calcext:value-type="date">
            <text:p>2012-03-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ptember 15, 2011 - Geomorphometry Newsletter September 2011</text:p>
          </table:table-cell>
          <table:table-cell office:value-type="date" office:date-value="2011-09-15" calcext:value-type="date">
            <text:p>2011-09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ptember 9, 2011 - Results e-democracy 2011</text:p>
          </table:table-cell>
          <table:table-cell office:value-type="date" office:date-value="2011-09-09" calcext:value-type="date">
            <text:p>2011-09-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ptember 1, 2011 - Geomorphometry group at arcgis.com</text:p>
          </table:table-cell>
          <table:table-cell office:value-type="date" office:date-value="2011-09-01" calcext:value-type="date">
            <text:p>2011-09-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y 25, 2011 - MEMO: Submission deadline Geomorphometry 2011</text:p>
          </table:table-cell>
          <table:table-cell office:value-type="date" office:date-value="2011-05-25" calcext:value-type="date">
            <text:p>2011-05-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y 15, 2011 - Geomorphometry Newsletter May 2011</text:p>
          </table:table-cell>
          <table:table-cell office:value-type="date" office:date-value="2011-05-15" calcext:value-type="date">
            <text:p>2011-05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bruary 15, 2011 - Geomorphometry Newsletter February 2011</text:p>
          </table:table-cell>
          <table:table-cell office:value-type="date" office:date-value="2011-02-15" calcext:value-type="date">
            <text:p>2011-02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bruary 1, 2011 - MEMO: Registration deadline for Geomorphometry 2011</text:p>
          </table:table-cell>
          <table:table-cell office:value-type="date" office:date-value="2011-02-01" calcext:value-type="date">
            <text:p>2011-02-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tober 15, 2010 - Interview with Jack Dangermond, the ESRI president</text:p>
          </table:table-cell>
          <table:table-cell office:value-type="date" office:date-value="2010-10-15" calcext:value-type="date">
            <text:p>2010-10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30, 2010 - Geomorphometry 2011 - Announcement</text:p>
          </table:table-cell>
          <table:table-cell office:value-type="date" office:date-value="2010-08-30" calcext:value-type="date">
            <text:p>2010-08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ch 10, 2010 - LiDAR10 Mapping Forum</text:p>
          </table:table-cell>
          <table:table-cell office:value-type="date" office:date-value="2010-03-10" calcext:value-type="date">
            <text:p>2010-03-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bruary 1, 2010 - 41st International Binghamton Geomorphology Symposium</text:p>
          </table:table-cell>
          <table:table-cell office:value-type="date" office:date-value="2010-02-01" calcext:value-type="date">
            <text:p>2010-02-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ember 5, 2009 - TopoToolbox - a set of Matlab functions for topographic analysis</text:p>
          </table:table-cell>
          <table:table-cell office:value-type="date" office:date-value="2009-12-05" calcext:value-type="date">
            <text:p>2009-12-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ember 1, 2009 - Report from Geomorphometry 2009</text:p>
          </table:table-cell>
          <table:table-cell office:value-type="date" office:date-value="2009-11-01" calcext:value-type="date">
            <text:p>2009-11-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tober 15, 2009 - Triangles and kebabs (from Geomorphometry 2009)</text:p>
          </table:table-cell>
          <table:table-cell office:value-type="date" office:date-value="2009-10-15" calcext:value-type="date">
            <text:p>2009-10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tober 8, 2009 - GI-Forum 2010</text:p>
          </table:table-cell>
          <table:table-cell office:value-type="date" office:date-value="2009-10-08" calcext:value-type="date">
            <text:p>2009-10-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tober 1, 2009 - Call for Papers: Special issue of Hydrology and Earth System Sciences (HESS) on Geomorphometry and Hydrology</text:p>
          </table:table-cell>
          <table:table-cell office:value-type="date" office:date-value="2009-10-10" calcext:value-type="date">
            <text:p>2009-10-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31, 2009 - Workshop: Back to reality - Reconciling geomorphometry and geomorphology in the field</text:p>
          </table:table-cell>
          <table:table-cell office:value-type="date" office:date-value="2009-08-31" calcext:value-type="date">
            <text:p>2009-08-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31, 2009 - Geomorphometry Society meeting 2009 / E-democracy</text:p>
          </table:table-cell>
          <table:table-cell office:value-type="date" office:date-value="2009-08-31" calcext:value-type="date">
            <text:p>2009-08-3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30, 2009 - Nominations for Geomorphometry 2011</text:p>
          </table:table-cell>
          <table:table-cell office:value-type="date" office:date-value="2009-08-30" calcext:value-type="date">
            <text:p>2009-08-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25, 2009 - Workshop: Automated analysis of elevation data in R+SAGA/GRASS</text:p>
          </table:table-cell>
          <table:table-cell office:value-type="date" office:date-value="2009-08-25" calcext:value-type="date">
            <text:p>2009-08-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20, 2009 - Geomorphometry 2009 (programme)</text:p>
          </table:table-cell>
          <table:table-cell office:value-type="date" office:date-value="2009-08-20" calcext:value-type="date">
            <text:p>2009-08-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15, 2009 - Foreword to Geomorphometry 2009</text:p>
          </table:table-cell>
          <table:table-cell office:value-type="date" office:date-value="2009-08-15" calcext:value-type="date">
            <text:p>2009-08-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gust 8, 2009 - The Terrain Analysis System (TAS) now available as open-source GIS project</text:p>
          </table:table-cell>
          <table:table-cell office:value-type="date" office:date-value="2009-08-08" calcext:value-type="date">
            <text:p>2009-08-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ly 20, 2009 - IALE2009 Symposium6 presentations online</text:p>
          </table:table-cell>
          <table:table-cell office:value-type="date" office:date-value="2009-07-20" calcext:value-type="date">
            <text:p>2009-07-20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22:05:58.9789747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20:04:04.183241943</meta:creation-date>
    <dc:date>2023-10-09T22:12:09.280684702</dc:date>
    <meta:editing-duration>PT11M1S</meta:editing-duration>
    <meta:editing-cycles>3</meta:editing-cycles>
    <meta:generator>LibreOffice/7.5.6.2$Linux_X86_64 LibreOffice_project/50$Build-2</meta:generator>
    <meta:document-statistic meta:table-count="1" meta:cell-count="199" meta:object-count="0"/>
  </office:meta>
</office:document-meta>
</file>